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5.0</text:p>
      <text:list xml:id="list3084772702787057723" text:style-name="L1">
        <text:list-item>
          <text:p text:style-name="P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NEW: when 'trims' have been placed, a 'write csv' process will honor those values and produce a 'trimmed' output file.<text:line-break/></text:p>
        </text:list-item>
        <text:list-item>
          <text:p text:style-name="P9">NEW: when a light curve has been 'normalized', the changed values are written to the data table where, once again, a 'write csv' process will capture the results.<text:line-break/></text:p>
        </text:list-item>
        <text:list-item>
          <text:p text:style-name="P9">Added additional reminders that the start-of-exposure timestamp/timing convention is employed.</text:p>
        </text:list-item>
      </text:list>
      <text:p text:style-name="Standard"/>
      <text:p text:style-name="Standard">version 3.4.9</text:p>
      <text:list xml:id="list4077963636868129779" text:style-name="L2">
        <text:list-item>
          <text:p text:style-name="P10">Added some explanatory language to the “Excel report” section regarding the proper interpretation of the 'false positive probability' number.<text:line-break/></text:p>
        </text:list-item>
      </text:list>
      <text:p text:style-name="Standard">version 3.4.8</text:p>
      <text:list xml:id="list8814362909906862240" text:style-name="L3">
        <text:list-item>
          <text:p text:style-name="P11">This version deals more realistically with high magDrop lightcurves by defining a 'limiting magDrop' as: <text:line-break/><text:line-break/><text:tab/>limMagDrop = 2.5 * log10( B / std(A) ) <text:line-break/><text:line-break/><text:tab/>std(A) is the noise level of A.</text:p>
          <text:p text:style-name="P1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text:soft-page-break/>limMagDrop values are reported with a leading &gt; symbol to signify that that value is a limMagDrop value. They are easy to spot in the report.</text:p>
        </text:list-item>
      </text:list>
      <text:p text:style-name="Standard"/>
      <text:p text:style-name="Standard">version 3.4.7</text:p>
      <text:list xml:id="list6708834894608965980" text:style-name="L4">
        <text:list-item>
          <text:p text:style-name="P12">Automatically loads the correct version of Adv2<text:line-break/></text:p>
        </text:list-item>
      </text:list>
      <text:p text:style-name="Standard">version 3.4.6</text:p>
      <text:list xml:id="list2618071041861853855" text:style-name="L5">
        <text:list-item>
          <text:p text:style-name="P13">Adds AAV Version 2 file as a type that can be read (important when Do OCR check is enabled)</text:p>
        </text:list-item>
      </text:list>
      <text:p text:style-name="Standard"/>
      <text:p text:style-name="Standard">version 3.4.5</text:p>
      <text:list xml:id="list7177532165521892169" text:style-name="L6">
        <text:list-item>
          <text:p text:style-name="P14">Fixes block integration which was failing when more than 4 lightcurves were being processed.<text:line-break/></text:p>
        </text:list-item>
        <text:list-item>
          <text:p text:style-name="P14">Made use diff and Do OCR checkboxes sticky.<text:line-break/></text:p>
        </text:list-item>
      </text:list>
      <text:p text:style-name="Standard">version 3.4.4</text:p>
      <text:list xml:id="list3588650739572848607" text:style-name="L7">
        <text:list-item>
          <text:p text:style-name="P1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6510171990472548630" text:style-name="L8">
        <text:list-item>
          <text:p text:style-name="P1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202070325065498021" text:style-name="L9">
        <text:list-item>
          <text:p text:style-name="P1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815319182160609012" text:style-name="L10">
        <text:list-item>
          <text:p text:style-name="P1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soft-page-break/></text:p>
        </text:list-item>
        <text:list-item>
          <text:p text:style-name="P1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660893918000065158" text:style-name="L11">
        <text:list-item>
          <text:p text:style-name="P1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724702682834131470" text:style-name="L12">
        <text:list-item>
          <text:p text:style-name="P20">Automatically installs cv2 if not already present. <text:s/>This package is needed for the new frame view feature.<text:line-break/></text:p>
        </text:list-item>
      </text:list>
      <text:p text:style-name="Standard">version 3.3.8</text:p>
      <text:list xml:id="list4744041008053630813" text:style-name="L13">
        <text:list-item>
          <text:p text:style-name="P2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749987009434598416" text:style-name="L14">
        <text:list-item>
          <text:p text:style-name="P22">A new button (View frame) with an associated spinner for entry of a frame number has been added:</text:p>
          <text:p text:style-name="P2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ext:soft-page-break/>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53226383689809818" text:style-name="L15">
        <text:list-item>
          <text:p text:style-name="P2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930847326245549975" text:style-name="L16">
        <text:list-item>
          <text:p text:style-name="P2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262123796656566943" text:style-name="L17">
        <text:list-item>
          <text:p text:style-name="P2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491206994908065246" text:style-name="L18">
        <text:list-item>
          <text:p text:style-name="P2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738921016368308987" text:style-name="L19">
        <text:list-item>
          <text:p text:style-name="P27">Changed main plot so that the scroll wheel only zooms the x axis.</text:p>
        </text:list-item>
        <text:list-item>
          <text:p text:style-name="P27">Changed lightcurve plot so that it conforms properly to 'start-of-exposure'.<text:line-break/></text:p>
        </text:list-item>
      </text:list>
      <text:p text:style-name="Standard">version 3.2.8</text:p>
      <text:list xml:id="list4821575570624901301" text:style-name="L20">
        <text:list-item>
          <text:p text:style-name="P28">Changed font size in help files --- it was fine for Mac but too big for Win10<text:line-break/></text:p>
        </text:list-item>
      </text:list>
      <text:p text:style-name="Standard">version 3.2.7</text:p>
      <text:list xml:id="list5625393305326215308" text:style-name="L21">
        <text:list-item>
          <text:p text:style-name="P2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555653797970662883" text:style-name="L22">
        <text:list-item>
          <text:p text:style-name="P30">This is a 'cosmetic' release --- there should be NO detectable differences from version 3.2.5 in terms of functionality.</text:p>
        </text:list-item>
        <text:list-item>
          <text:p text:style-name="P30">All python files were brought into compliance with PEP 8 coding standards. <text:s/>Only I care about that.</text:p>
        </text:list-item>
        <text:list-item>
          <text:p text:style-name="P3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0">All this 'cosmetic' work is in preparation for working on PyOTE issues again.<text:line-break/> </text:p>
        </text:list-item>
      </text:list>
      <text:p text:style-name="Standard">version 3.2.5</text:p>
      <text:list xml:id="list8137357352771987824" text:style-name="L23">
        <text:list-item>
          <text:p text:style-name="P3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170029074331724393" text:style-name="L24">
        <text:list-item>
          <text:p text:style-name="P32">Modified the test for newer version to accommodate the different strings returned by pip 18.1 and pip 19.0+</text:p>
        </text:list-item>
        <text:list-item>
          <text:p text:style-name="P32">Added ability to invoke PyOTE from PyMovie with an externally supplied csv file that is automatically opened.<text:line-break/></text:p>
        </text:list-item>
      </text:list>
      <text:p text:style-name="Standard">version 3.2.3</text:p>
      <text:list xml:id="list3887275338024790676" text:style-name="L25">
        <text:list-item>
          <text:p text:style-name="P33">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33">Added support for the PyMovie csv format<text:line-break/></text:p>
        </text:list-item>
      </text:list>
      <text:p text:style-name="Standard">version 3.2.1</text:p>
      <text:list xml:id="list4155420678870748817" text:style-name="L26">
        <text:list-item>
          <text:p text:style-name="P3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050853462682117129" text:style-name="L27">
        <text:list-item>
          <text:p text:style-name="P35">Changed GUI to better align text on min max edit boxes to avoid confusion.<text:line-break/></text:p>
        </text:list-item>
      </text:list>
      <text:p text:style-name="Standard">version 3.1.9</text:p>
      <text:list xml:id="list2147874198819293389" text:style-name="L28">
        <text:list-item>
          <text:p text:style-name="P36">Fixed a bug in the test for a min/max solution search being constrained by a too large min value.<text:line-break/></text:p>
        </text:list-item>
      </text:list>
      <text:p text:style-name="Standard">version 3.1.8</text:p>
      <text:list xml:id="list5381590142611939662" text:style-name="L29">
        <text:list-item>
          <text:p text:style-name="P37">version 3.1.7 was released without an updated version history. <text:s/>Here is what was changed in 3.1.7:<text:line-break/></text:p>
        </text:list-item>
        <text:list-item>
          <text:p text:style-name="P3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341550710415094287" text:style-name="L30">
        <text:list-item>
          <text:p text:style-name="P38">Values entered in the Manual Timestamp Entry dialog box are now 'sticky', thus making corrections easy to do without requiring re-entry of all data. </text:p>
          <text:p text:style-name="P38"><text:line-break/>Also trapped is the case where a user has entered a custom frame time but failed to click the radio button indicating that it is to be used.<text:line-break/></text:p>
        </text:list-item>
      </text:list>
      <text:p text:style-name="Standard"><text:soft-page-break/>version 3.1.5:</text:p>
      <text:list xml:id="list1516948236305514738" text:style-name="L31">
        <text:list-item>
          <text:p text:style-name="P3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64191764154041223" text:style-name="L32">
        <text:list-item>
          <text:p text:style-name="P40">Fixed error in new dropped reading detection logic when light curve was processed in field mode.<text:line-break/></text:p>
        </text:list-item>
        <text:list-item>
          <text:p text:style-name="P40">Cleaned up some language in tooltips.<text:line-break/></text:p>
        </text:list-item>
      </text:list>
      <text:p text:style-name="Standard">version 3.1.3:</text:p>
      <text:list xml:id="list6421050713363443574" text:style-name="L33">
        <text:list-item>
          <text:p text:style-name="P4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1">Eliminated the 'entry num' column in the data matrix at the lower left of the GUI. The 'entry num' is unused and a possible source of confusion with the frame or field number for the unwary.<text:line-break/></text:p>
        </text:list-item>
        <text:list-item>
          <text:p text:style-name="P4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960335391253597591" text:style-name="L34">
        <text:list-item>
          <text:p text:style-name="P4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909371138047926182" text:style-name="L35">
        <text:list-item>
          <text:p text:style-name="P4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4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126195470121596948" text:style-name="L36">
        <text:list-item>
          <text:p text:style-name="P4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854824508726611541" text:style-name="L37">
        <text:list-item>
          <text:p text:style-name="P4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322189241794500557" text:style-name="L38">
        <text:list-item>
          <text:p text:style-name="P4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691162861629110955" text:style-name="L39">
        <text:list-item>
          <text:p text:style-name="P4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312077455595363164" text:style-name="L40">
        <text:list-item>
          <text:p text:style-name="P4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6955334645553616389" text:style-name="L41">
        <text:list-item>
          <text:p text:style-name="P49">Disable the Accept integration button when user overrides an automatic block analysis with a manual block selection followed by a click on the Block integrate button.<text:line-break/></text:p>
        </text:list-item>
      </text:list>
      <text:p text:style-name="Standard">version 2.1.4:</text:p>
      <text:list xml:id="list3304755608919992530" text:style-name="L42">
        <text:list-item>
          <text:p text:style-name="P50">Corrected a bug that kept manual selection of block integration from being performed after a refusal to accept the automatic block analysis results.<text:line-break/></text:p>
        </text:list-item>
      </text:list>
      <text:p text:style-name="Standard">version 2.1.3:</text:p>
      <text:list xml:id="list6268064972991682410" text:style-name="L43">
        <text:list-item>
          <text:p text:style-name="P5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58489355977520296" text:style-name="L44">
        <text:list-item>
          <text:p text:style-name="P5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504173891716946176" text:style-name="L45">
        <text:list-item>
          <text:p text:style-name="P53">Added progress bar tracking of block integration analysis because it can take an extended amount of time to complete the analysis when the light curve has many points.<text:line-break/></text:p>
        </text:list-item>
      </text:list>
      <text:p text:style-name="Standard">version 2.1.0</text:p>
      <text:list xml:id="list7060051574332331529" text:style-name="L46">
        <text:list-item>
          <text:p text:style-name="P5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93646564023162181" text:style-name="L47">
        <text:list-item>
          <text:p text:style-name="P55">Made the selection of Tooltip display 'sticky'</text:p>
        </text:list-item>
        <text:list-item>
          <text:p text:style-name="P55">Duration calculation when D and R span midnight now handled correctly</text:p>
        </text:list-item>
      </text:list>
      <text:p text:style-name="Standard"/>
      <text:p text:style-name="Standard">version 2.0.8</text:p>
      <text:list xml:id="list6014881912821092912" text:style-name="L48">
        <text:list-item>
          <text:p text:style-name="P56">toolTips changed to invoke and display in a custom dialog box that can be moved and resized to better accommodate legacy displays</text:p>
        </text:list-item>
        <text:list-item>
          <text:p text:style-name="P56">Calc flash timing calculation fixed to properly deal with the non-integer frame numbers that can result from field processed csv files</text:p>
        </text:list-item>
        <text:list-item>
          <text:p text:style-name="P56">Flash timing has been verified to work with integrated light curves</text:p>
        </text:list-item>
        <text:list-item>
          <text:p text:style-name="P5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525998636954614898" text:style-name="L49">
        <text:list-item>
          <text:p text:style-name="P57">Adds a button to calculate the edge position of an LED timing flash.</text:p>
        </text:list-item>
        <text:list-item>
          <text:p text:style-name="P5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7">Adds a checkbox to force manual entry of timestamp info. <text:s/>This is useful when OCR on a VTI timed light curve has catastrophic errors. <text:s/>It is always employed when using LED flash timing.</text:p>
        </text:list-item>
      </text:list>
      <text:list xml:id="list5030762704264510500" text:style-name="L50">
        <text:list-item>
          <text:p text:style-name="P5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525119497275329772" text:style-name="L51">
        <text:list-item>
          <text:p text:style-name="P5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495653763587109269" text:style-name="L52">
        <text:list-item>
          <text:p text:style-name="P60">files generated by pyote now contain PYOTE in the filename.<text:line-break/></text:p>
        </text:list-item>
        <text:list-item>
          <text:p text:style-name="P6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132385954936576177" text:style-name="L53">
        <text:list-item>
          <text:p text:style-name="P6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740362265520982633" text:style-name="L54">
        <text:list-item>
          <text:p text:style-name="P6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224460944482263703" text:style-name="L55">
        <text:list-item>
          <text:p text:style-name="P63"><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025552041605279123" text:style-name="L56">
        <text:list-item>
          <text:p text:style-name="P64">improved handling of D and R region selection so that one cannot enter an invalid configuration --- automatic corrections/changes are applied.<text:line-break/></text:p>
        </text:list-item>
        <text:list-item>
          <text:p text:style-name="P6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976962011204145111" text:style-name="L57">
        <text:list-item>
          <text:p text:style-name="P6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6000912434238446617" text:style-name="L58">
        <text:list-item>
          <text:p text:style-name="P6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591029629939509876" text:style-name="L59">
        <text:list-item>
          <text:p text:style-name="P6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199641385208436040" text:style-name="L60">
        <text:list-item>
          <text:p text:style-name="P6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230143177113439829" text:style-name="L61">
        <text:list-item>
          <text:p text:style-name="P6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5-03T15:19:49</dc:date>
    <meta:editing-cycles>90</meta:editing-cycles>
    <meta:editing-duration>PT20H58M52S</meta:editing-duration>
    <meta:document-statistic meta:table-count="0" meta:image-count="2" meta:object-count="0" meta:page-count="13" meta:paragraph-count="179" meta:word-count="5255" meta:character-count="30610"/>
    <meta:template xlink:type="simple" xlink:actuate="onRequest" xlink:title="" xlink:href="Normal"/>
  </office:meta>
</office:document-meta>
</file>